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b139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1b139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officeooo:rsid="001bfb93" officeooo:paragraph-rsid="0011b139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bfb93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My first step was to simply run and profile the application. <text:s/>I hooked everything up, after a bit of struggle with the JMX, and looked at the sampling. <text:s/>I saw that World Iterate was taking the largest amount of CPU while java init was taking about half as much. <text:s/>Most of the memory was held in Cell[] arrays.</text:span></text:p>
      <text:p text:style-name="P2"><text:span text:style-name="T2"/></text:p>
      <text:p text:style-name="P3"><text:span text:style-name="T1">My first thought was to look at the World Iterate() function. <text:s/>I immediately noticed that there was what looked like a recursive call inside of it, which had me thinking that perhaps the problem was a large stack size and a lot of processing required to collapse the recursion. <text:s/>However, I soon realized that the second iterate function was actually Cell.iterate(), so it was not recursion. <text:s/>I was a little concerned about the creation of new cells for every single iteration of the loop, but we could only alter one function and there were no public setters in Cell. <text:s/></text:span></text:p>
      <text:p text:style-name="P3"><text:span text:style-name="T1"/></text:p>
      <text:p text:style-name="P3"><text:span text:style-name="T1">From here I began to look at each function call within World iterate(). <text:s/>GetNumNeighbors was first, and last because that was where I found the problem. <text:s/>There was a loop inside of GetNumNeighbors that seemed to have no purpose. <text:s/>The contents of the loop seemed to be static no matter how many times more than one it was run. <text:s/>I tested this to make sure that my idea was correct, and then removed the loop so that the code only ran once. <text:s/>This lowered the number of runs per iterate call for that section of code in a 20x20 grid from 4 million to 4 hundred.</text:span></text:p>
      <text:p text:style-name="P3"><text:span text:style-name="T1"/></text:p>
      <text:p text:style-name="P1"><text:span text:style-name="T2">After running the sampler again, I saw the clear results. <text:s/>The iterate function, instead of being almost twice the CPU of init, was so small that it almost did not show up next to java init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5:07:18.606110569</meta:creation-date>
    <dc:date>2015-11-19T15:07:54.487121849</dc:date>
    <meta:editing-duration>P0D</meta:editing-duration>
    <meta:editing-cycles>1</meta:editing-cycles>
    <meta:document-statistic meta:table-count="0" meta:image-count="0" meta:object-count="0" meta:page-count="1" meta:paragraph-count="4" meta:word-count="299" meta:character-count="1625" meta:non-whitespace-character-count="1315"/>
    <meta:generator>LibreOffice/4.2.8.2$Linux_X86_64 LibreOffice_project/420m0$Build-2</meta:generator>
  </office:meta>
</office:document-meta>
</file>